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793e1" officeooo:paragraph-rsid="000793e1"/>
    </style:style>
    <style:style style:name="P2" style:family="paragraph" style:parent-style-name="Standard">
      <style:text-properties officeooo:rsid="000793e1" officeooo:paragraph-rsid="000793e1"/>
    </style:style>
    <style:style style:name="P3" style:family="paragraph" style:parent-style-name="Standard">
      <style:text-properties fo:font-weight="bold" officeooo:rsid="000793e1" officeooo:paragraph-rsid="000793e1" style:font-weight-asian="bold" style:font-weight-complex="bold"/>
    </style:style>
    <style:style style:name="P4" style:family="paragraph" style:parent-style-name="Standard">
      <style:text-properties fo:font-weight="bold" officeooo:rsid="000ed348" officeooo:paragraph-rsid="00161bdf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20d4e1" officeooo:paragraph-rsid="0020d4e1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161bdf" officeooo:paragraph-rsid="00161bdf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127ec3" officeooo:paragraph-rsid="00127ec3" fo:background-color="transparent" style:font-weight-asian="bold" style:font-weight-complex="bold"/>
    </style:style>
    <style:style style:name="P8" style:family="paragraph" style:parent-style-name="Standard">
      <style:text-properties fo:font-weight="bold" officeooo:rsid="0027c8b8" officeooo:paragraph-rsid="0027c8b8" fo:background-color="transparent" style:font-weight-asian="bold" style:font-weight-complex="bold"/>
    </style:style>
    <style:style style:name="P9" style:family="paragraph" style:parent-style-name="Standard">
      <style:text-properties fo:font-weight="bold" officeooo:rsid="0027fce4" officeooo:paragraph-rsid="0027fce4" fo:background-color="transparent" style:font-weight-asian="bold" style:font-weight-complex="bold"/>
    </style:style>
    <style:style style:name="P10" style:family="paragraph" style:parent-style-name="Standard">
      <style:text-properties fo:font-weight="normal" officeooo:rsid="000793e1" officeooo:paragraph-rsid="000793e1" style:font-weight-asian="normal" style:font-weight-complex="normal"/>
    </style:style>
    <style:style style:name="P11" style:family="paragraph" style:parent-style-name="Standard">
      <style:text-properties fo:font-weight="normal" officeooo:rsid="000c5283" officeooo:paragraph-rsid="000c5283" style:font-weight-asian="normal" style:font-weight-complex="normal"/>
    </style:style>
    <style:style style:name="P12" style:family="paragraph" style:parent-style-name="Standard">
      <style:text-properties fo:font-weight="normal" officeooo:rsid="000799e0" officeooo:paragraph-rsid="000c5283" style:font-weight-asian="normal" style:font-weight-complex="normal"/>
    </style:style>
    <style:style style:name="P13" style:family="paragraph" style:parent-style-name="Standard">
      <style:text-properties fo:font-weight="normal" officeooo:rsid="000ed348" officeooo:paragraph-rsid="000ed348" style:font-weight-asian="normal" style:font-weight-complex="normal"/>
    </style:style>
    <style:style style:name="P14" style:family="paragraph" style:parent-style-name="Standard">
      <style:text-properties fo:font-weight="normal" officeooo:rsid="00091598" officeooo:paragraph-rsid="000b1051"/>
    </style:style>
    <style:style style:name="P15" style:family="paragraph" style:parent-style-name="Standard">
      <style:text-properties fo:font-weight="normal" officeooo:rsid="000ed348" officeooo:paragraph-rsid="000ed348"/>
    </style:style>
    <style:style style:name="P16" style:family="paragraph" style:parent-style-name="Standard">
      <style:text-properties fo:font-weight="normal" officeooo:rsid="001156f4" officeooo:paragraph-rsid="001156f4" fo:background-color="transparent"/>
    </style:style>
    <style:style style:name="P17" style:family="paragraph" style:parent-style-name="Standard">
      <style:text-properties fo:font-weight="normal" officeooo:rsid="00127ec3" officeooo:paragraph-rsid="00127ec3" fo:background-color="transparent"/>
    </style:style>
    <style:style style:name="P18" style:family="paragraph" style:parent-style-name="Standard">
      <style:text-properties fo:font-weight="normal" officeooo:rsid="00148f16" officeooo:paragraph-rsid="00148f16" fo:background-color="transparent"/>
    </style:style>
    <style:style style:name="P19" style:family="paragraph" style:parent-style-name="Standard">
      <style:text-properties fo:font-weight="normal" officeooo:rsid="00161bdf" officeooo:paragraph-rsid="00161bdf" fo:background-color="transparent"/>
    </style:style>
    <style:style style:name="P20" style:family="paragraph" style:parent-style-name="Standard">
      <style:text-properties fo:font-weight="normal" officeooo:rsid="001791a8" officeooo:paragraph-rsid="001791a8" fo:background-color="transparent"/>
    </style:style>
    <style:style style:name="P21" style:family="paragraph" style:parent-style-name="Standard">
      <style:text-properties fo:font-weight="normal" officeooo:rsid="001791a8" officeooo:paragraph-rsid="0019d2e4" fo:background-color="transparent"/>
    </style:style>
    <style:style style:name="P22" style:family="paragraph" style:parent-style-name="Standard">
      <style:text-properties fo:font-weight="normal" officeooo:rsid="001791a8" officeooo:paragraph-rsid="001a4f5f" fo:background-color="transparent"/>
    </style:style>
    <style:style style:name="P23" style:family="paragraph" style:parent-style-name="Standard">
      <style:text-properties fo:font-weight="normal" officeooo:rsid="000ed348" officeooo:paragraph-rsid="00161bdf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0864e1" officeooo:paragraph-rsid="000864e1" fo:background-color="transparent" style:font-weight-asian="normal" style:font-weight-complex="normal"/>
    </style:style>
    <style:style style:name="P25" style:family="paragraph" style:parent-style-name="Standard">
      <style:text-properties fo:font-weight="normal" officeooo:rsid="000864e1" officeooo:paragraph-rsid="00278ffd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091598" officeooo:paragraph-rsid="00091598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0b1051" officeooo:paragraph-rsid="00278ffd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19d2e4" officeooo:paragraph-rsid="0019d2e4" fo:background-color="transparent"/>
    </style:style>
    <style:style style:name="P29" style:family="paragraph" style:parent-style-name="Standard">
      <style:text-properties fo:font-weight="normal" officeooo:rsid="001a4f5f" officeooo:paragraph-rsid="001a4f5f" fo:background-color="transparent"/>
    </style:style>
    <style:style style:name="P30" style:family="paragraph" style:parent-style-name="Standard">
      <style:text-properties fo:font-weight="normal" officeooo:paragraph-rsid="00278ffd" fo:background-color="transparent"/>
    </style:style>
    <style:style style:name="P31" style:family="paragraph" style:parent-style-name="Standard">
      <style:text-properties fo:font-weight="normal" officeooo:rsid="00091598" officeooo:paragraph-rsid="00278ffd" fo:background-color="transparent"/>
    </style:style>
    <style:style style:name="P32" style:family="paragraph" style:parent-style-name="Standard">
      <style:text-properties fo:font-weight="normal" officeooo:rsid="00091598" officeooo:paragraph-rsid="000c5283" fo:background-color="transparent"/>
    </style:style>
    <style:style style:name="P33" style:family="paragraph" style:parent-style-name="Standard">
      <style:text-properties fo:font-weight="normal" officeooo:rsid="00091598" officeooo:paragraph-rsid="000b1051" fo:background-color="transparent"/>
    </style:style>
    <style:style style:name="P34" style:family="paragraph" style:parent-style-name="Standard">
      <style:text-properties fo:font-weight="normal" officeooo:rsid="000c5283" officeooo:paragraph-rsid="000c5283" fo:background-color="transparent"/>
    </style:style>
    <style:style style:name="T1" style:family="text">
      <style:text-properties officeooo:rsid="0007e01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64e1" style:font-weight-asian="bold" style:font-weight-complex="bold"/>
    </style:style>
    <style:style style:name="T4" style:family="text">
      <style:text-properties fo:font-weight="bold" officeooo:rsid="000b1051" style:font-weight-asian="bold" style:font-weight-complex="bold"/>
    </style:style>
    <style:style style:name="T5" style:family="text">
      <style:text-properties fo:font-weight="bold" officeooo:rsid="0007e017" style:font-weight-asian="bold" style:font-weight-complex="bold"/>
    </style:style>
    <style:style style:name="T6" style:family="text">
      <style:text-properties fo:font-weight="bold" officeooo:rsid="0019d2e4" style:font-weight-asian="bold" style:font-weight-complex="bold"/>
    </style:style>
    <style:style style:name="T7" style:family="text">
      <style:text-properties fo:font-weight="bold" officeooo:rsid="001b5900" style:font-weight-asian="bold" style:font-weight-complex="bold"/>
    </style:style>
    <style:style style:name="T8" style:family="text">
      <style:text-properties fo:font-weight="bold" officeooo:rsid="001cd86a" style:font-weight-asian="bold" style:font-weight-complex="bold"/>
    </style:style>
    <style:style style:name="T9" style:family="text">
      <style:text-properties fo:font-weight="bold" officeooo:rsid="001ddd82" style:font-weight-asian="bold" style:font-weight-complex="bold"/>
    </style:style>
    <style:style style:name="T10" style:family="text">
      <style:text-properties fo:font-weight="bold" officeooo:rsid="001067f8" style:font-weight-asian="bold" style:font-weight-complex="bold"/>
    </style:style>
    <style:style style:name="T11" style:family="text">
      <style:text-properties fo:font-weight="bold" officeooo:rsid="00223681" style:font-weight-asian="bold" style:font-weight-complex="bold"/>
    </style:style>
    <style:style style:name="T12" style:family="text">
      <style:text-properties fo:font-weight="bold" officeooo:rsid="00278ffd" style:font-weight-asian="bold" style:font-weight-complex="bold"/>
    </style:style>
    <style:style style:name="T13" style:family="text">
      <style:text-properties fo:font-weight="bold" officeooo:rsid="0018d846" fo:background-color="transparent" loext:char-shading-value="0" style:font-weight-asian="bold" style:font-weight-complex="bold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0864e1" style:font-weight-asian="normal" style:font-weight-complex="normal"/>
    </style:style>
    <style:style style:name="T16" style:family="text">
      <style:text-properties officeooo:rsid="000b1051" style:font-weight-asian="normal" style:font-weight-complex="normal"/>
    </style:style>
    <style:style style:name="T17" style:family="text">
      <style:text-properties officeooo:rsid="000c5283" style:font-weight-asian="normal" style:font-weight-complex="normal"/>
    </style:style>
    <style:style style:name="T18" style:family="text">
      <style:text-properties officeooo:rsid="000ed348" style:font-weight-asian="normal" style:font-weight-complex="normal"/>
    </style:style>
    <style:style style:name="T19" style:family="text">
      <style:text-properties officeooo:rsid="001791a8" style:font-weight-asian="normal" style:font-weight-complex="normal"/>
    </style:style>
    <style:style style:name="T20" style:family="text">
      <style:text-properties officeooo:rsid="00278ffd" style:font-weight-asian="normal" style:font-weight-complex="normal"/>
    </style:style>
    <style:style style:name="T21" style:family="text">
      <style:text-properties officeooo:rsid="0019d2e4"/>
    </style:style>
    <style:style style:name="T22" style:family="text">
      <style:text-properties officeooo:rsid="001a4f5f"/>
    </style:style>
    <style:style style:name="T23" style:family="text">
      <style:text-properties officeooo:rsid="001b5900"/>
    </style:style>
    <style:style style:name="T24" style:family="text">
      <style:text-properties officeooo:rsid="001ee54a"/>
    </style:style>
    <style:style style:name="T25" style:family="text">
      <style:text-properties officeooo:rsid="0020d4e1"/>
    </style:style>
    <style:style style:name="T26" style:family="text">
      <style:text-properties officeooo:rsid="0027fc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>a.</text:p>
      <text:p text:style-name="P2"><text:tab/>i. 15 (dec)</text:p>
      <text:p text:style-name="P2"><text:tab/><text:tab/>-128 + 64 = -64 + 32 = -32 + 16 = -16 + 1 = -15</text:p>
      <text:p text:style-name="P3"><text:tab/><text:tab/>11110001</text:p>
      <text:p text:style-name="P10"><text:tab/>ii. A (hex) which is 10 in decimal</text:p>
      <text:p text:style-name="P10"><text:tab/><text:tab/>-128 + 64 = -64 + 32 = -32 + 16 = -16 + 4 = -12 + 2 = -10</text:p>
      <text:p text:style-name="P3"><text:tab/><text:tab/>11110110</text:p>
      <text:p text:style-name="P10"><text:tab/>iii. 0020 (octal) which is 16 in decimal</text:p>
      <text:p text:style-name="P10"><text:tab/><text:tab/>-128 + 64 = -64 + 32 = -32 + 16 = -16</text:p>
      <text:p text:style-name="P3"><text:tab/><text:tab/>11110000</text:p>
      <text:p text:style-name="P10"><text:tab/>iv. 0b011101 which is 29 in decimal</text:p>
      <text:p text:style-name="P10"><text:tab/><text:tab/>-128 + 64 = -64 + 32 = -32 + 2 = -30 + 1 = -29</text:p>
      <text:p text:style-name="P3"><text:tab/><text:tab/>11100011</text:p>
      <text:p text:style-name="P10"><text:tab/>v. 0x23 which is 35 in decimal</text:p>
      <text:p text:style-name="P10"><text:tab/><text:tab/>-128 + 64 = -64 + 16 = -48 + 8 = -40 + 4 = -36 + 1 = -35</text:p>
      <text:p text:style-name="P3"><text:tab/><text:tab/>11011101</text:p>
      <text:p text:style-name="P10">b.</text:p>
      <text:p text:style-name="P12"><text:tab/>i. 0000 0001 0111 0010</text:p>
      <text:p text:style-name="P12"><text:tab/><text:tab/>0172 (hex)</text:p>
      <text:p text:style-name="P11"><text:tab/><text:tab/>1*16^2 + 7*16 + 2 =<text:span text:style-name="T1"> </text:span><text:span text:style-name="T5">370</text:span></text:p>
      <text:p text:style-name="P24"><text:tab/>ii. 1111111111100000</text:p>
      <text:p text:style-name="P25"><text:tab/><text:tab/>100000</text:p>
      <text:p text:style-name="P30"><text:span text:style-name="T17"><text:tab/><text:tab/>-</text:span><text:span text:style-name="T20">32 + 0</text:span><text:span text:style-name="T15"> = </text:span><text:span text:style-name="T3">-</text:span><text:span text:style-name="T12">32</text:span></text:p>
      <text:p text:style-name="P24"><text:tab/>iii. 1111 1110 0000 1100</text:p>
      <text:p text:style-name="P31"><text:span text:style-name="T14"><text:tab/><text:tab/></text:span><text:span text:style-name="T15">1000001100</text:span></text:p>
      <text:p text:style-name="P32"><text:span text:style-name="T17"><text:tab/><text:tab/>-</text:span><text:span text:style-name="T20">512 + 8 + 4</text:span><text:span text:style-name="T17"> </text:span><text:span text:style-name="T14">= </text:span><text:span text:style-name="T2">-</text:span><text:span text:style-name="T12">500</text:span></text:p>
      <text:p text:style-name="P26"><text:tab/>iv. 0000 0010 0111 0011</text:p>
      <text:p text:style-name="P32"><text:span text:style-name="T14"><text:tab/><text:tab/></text:span><text:span text:style-name="T17">0273 (hex)</text:span></text:p>
      <text:p text:style-name="P32"><text:span text:style-name="T17"><text:tab/><text:tab/>2*16^2 + 7*16 + 3 </text:span><text:span text:style-name="T14">=</text:span><text:span text:style-name="T2">627</text:span></text:p>
      <text:p text:style-name="P33"><text:span text:style-name="T14"><text:tab/>v. </text:span><text:span text:style-name="T16">1111 1000 0011 1001</text:span></text:p>
      <text:p text:style-name="P27"><text:tab/><text:tab/>100000111001</text:p>
      <text:p text:style-name="P34"><text:span text:style-name="T17"><text:tab/><text:tab/></text:span><text:span text:style-name="T14">-</text:span><text:span text:style-name="T20">2048 + 32 + 16 + 8 + 1</text:span><text:span text:style-name="T16"> = </text:span><text:span text:style-name="T4">-</text:span><text:span text:style-name="T12">1991</text:span></text:p>
      <text:p text:style-name="P14"/>
      <text:p text:style-name="P13">2. r1 = a, r2 = b, r3 = c, r4 = d, r5 = e, r6 = f</text:p>
      <text:p text:style-name="P13">a.</text:p>
      <text:p text:style-name="P13"><text:tab/>add r1, r2, r1<text:tab/><text:tab/><text:span text:style-name="T2">a </text:span><text:span text:style-name="T11">+</text:span><text:span text:style-name="T2">= b;</text:span></text:p>
      <text:p text:style-name="P13"><text:tab/>mov r2, r3<text:tab/><text:tab/><text:span text:style-name="T2">b = c;</text:span></text:p>
      <text:p text:style-name="P13"><text:tab/>sub r4, r3, r4<text:tab/><text:tab/><text:span text:style-name="T2">d = c – d</text:span>;</text:p>
      <text:p text:style-name="P13"><text:tab/>mul r5, r4, r1<text:tab/><text:tab/><text:span text:style-name="T2">e = d * a;</text:span></text:p>
      <text:p text:style-name="P15">b.</text:p>
      <text:p text:style-name="P15"><text:tab/>f = d – a;<text:tab/><text:tab/><text:span text:style-name="T2">sub r6, r4, r1</text:span></text:p>
      <text:p text:style-name="P15"><text:tab/>b = 15;<text:tab/><text:tab/><text:tab/><text:span text:style-name="T11">mov</text:span><text:span text:style-name="T10"> r2, #15</text:span></text:p>
      <text:p text:style-name="P15"><text:tab/>a = a + 6;<text:tab/><text:tab/><text:span text:style-name="T10">add r1, r1, #6</text:span></text:p>
      <text:p text:style-name="P15"><text:tab/>d = a ^ c;<text:tab/><text:tab/><text:span text:style-name="T13">xor r4, r1, r3</text:span></text:p>
      <text:p text:style-name="P16"/>
      <text:p text:style-name="P16"/>
      <text:p text:style-name="P16"><text:soft-page-break/>c.</text:p>
      <text:p text:style-name="P17"><text:tab/>i. f = a + b + 2 * d;</text:p>
      <text:p text:style-name="P7"><text:tab/><text:tab/>mul r6, r4, #2</text:p>
      <text:p text:style-name="P7"><text:tab/><text:tab/>add r6, r6, r1</text:p>
      <text:p text:style-name="P7"><text:tab/><text:tab/>add r6, r6, r2</text:p>
      <text:p text:style-name="P17"><text:tab/>ii. f = (1 + a - f) * b;</text:p>
      <text:p text:style-name="P7"><text:tab/><text:tab/>sub r6, r1, r6</text:p>
      <text:p text:style-name="P7"><text:tab/><text:tab/>add r6, r6, #1</text:p>
      <text:p text:style-name="P7"><text:tab/><text:tab/>mul r6, r6, r2</text:p>
      <text:p text:style-name="P17"/>
      <text:p text:style-name="P18">3.</text:p>
      <text:p text:style-name="P20">a.</text:p>
      <text:p text:style-name="P20"><text:tab/>add 1 2 3<text:tab/><text:tab/><text:span text:style-name="T21">0000000 000 001 010 0000000000000 011</text:span></text:p>
      <text:p text:style-name="P21"><text:tab/><text:tab/><text:span text:style-name="T21">0000 0000 0000 1010 0000 0000 0000 0011</text:span></text:p>
      <text:p text:style-name="P21"><text:tab/><text:tab/><text:span text:style-name="T6">0x000A0003</text:span></text:p>
      <text:p text:style-name="P21"><text:tab/>nand 3 4 5<text:tab/><text:tab/><text:span text:style-name="T21">0000000 001 011 100 0000000000000 101</text:span></text:p>
      <text:p text:style-name="P21"><text:tab/><text:tab/><text:span text:style-name="T21">0000 0000 0101 1100 0000 0000 0000 0101</text:span></text:p>
      <text:p text:style-name="P21"><text:tab/><text:tab/><text:span text:style-name="T6">0x005C0005</text:span></text:p>
      <text:p text:style-name="P21"><text:tab/>beq 0 1 2<text:tab/><text:tab/><text:span text:style-name="T21">0000000 100 000 001 0000000000000010</text:span></text:p>
      <text:p text:style-name="P21"><text:tab/><text:tab/><text:span text:style-name="T21">0000 0001 0000 0001 0000 0000 0000 0010</text:span></text:p>
      <text:p text:style-name="P21"><text:tab/><text:tab/><text:span text:style-name="T6">0x01010002</text:span></text:p>
      <text:p text:style-name="P21"><text:tab/>halt<text:tab/><text:tab/><text:tab/><text:span text:style-name="T21">0000000 110 0000000000000000000000</text:span></text:p>
      <text:p text:style-name="P21"><text:tab/><text:tab/><text:span text:style-name="T21">0000 0001 1000 0000 0000 0000 0000 0000</text:span></text:p>
      <text:p text:style-name="P28"><text:tab/><text:tab/><text:span text:style-name="T2">0x01800000</text:span></text:p>
      <text:p text:style-name="P20">b.</text:p>
      <text:p text:style-name="P20"><text:tab/>0x017E0000</text:p>
      <text:p text:style-name="P20"><text:tab/><text:tab/><text:span text:style-name="T22">0000 0001 0111 1110 0000 0000 0000 0000</text:span></text:p>
      <text:p text:style-name="P22"><text:tab/><text:tab/><text:span text:style-name="T22">0000000 <text:s/>101 111 110 <text:s/>0000000000000000</text:span></text:p>
      <text:p text:style-name="P22"><text:tab/><text:tab/><text:span text:style-name="T9">jalr 7 6</text:span></text:p>
      <text:p text:style-name="P20"><text:tab/>0x00E504D2</text:p>
      <text:p text:style-name="P20"><text:tab/><text:tab/><text:span text:style-name="T22">0000 0000 1110 0101 0000 0100 1101 0010</text:span></text:p>
      <text:p text:style-name="P20"><text:tab/><text:tab/><text:span text:style-name="T22">0000000 011 100 101 0000010011010010</text:span></text:p>
      <text:p text:style-name="P29"><text:tab/><text:tab/><text:span text:style-name="T8">sw 4 5 1234</text:span></text:p>
      <text:p text:style-name="P20"><text:tab/>0x008A10E1</text:p>
      <text:p text:style-name="P20"><text:tab/><text:tab/><text:span text:style-name="T22">0000 0000 1000 1010 0001 0000 1110 0001</text:span></text:p>
      <text:p text:style-name="P20"><text:tab/><text:tab/><text:span text:style-name="T22">0000000 010 001 010 0001000011100001</text:span></text:p>
      <text:p text:style-name="P20"><text:tab/><text:tab/><text:span text:style-name="T7">lw 1 2 4321</text:span><text:tab/></text:p>
      <text:p text:style-name="P20"><text:tab/>0x01C00000</text:p>
      <text:p text:style-name="P20"><text:tab/><text:tab/><text:span text:style-name="T22">0000 0001 1100 0000 0000 0000 0000 0000</text:span></text:p>
      <text:p text:style-name="P20"><text:tab/><text:tab/><text:span text:style-name="T22">0000000 111 0000000000000000000000</text:span></text:p>
      <text:p text:style-name="P20"><text:tab/><text:tab/><text:span text:style-name="T7">noop</text:span><text:span text:style-name="T23"> </text:span></text:p>
      <text:p text:style-name="P18"/>
      <text:p text:style-name="P19">4. <text:span text:style-name="T18">r1 = a, r2 = b, r3 = c, r4 = d, </text:span><text:span text:style-name="T19">r7 = G, r8 = E</text:span></text:p>
      <text:p text:style-name="P23">a. d = a + b + G[2];</text:p>
      <text:p text:style-name="P4"><text:tab/><text:span text:style-name="T25">lw 7, 4, 2</text:span></text:p>
      <text:p text:style-name="P5"><text:tab/>add 1, 4, 4</text:p>
      <text:p text:style-name="P6"><text:tab/><text:span text:style-name="T24">add 2, 4, 4</text:span></text:p>
      <text:p text:style-name="P19"><text:soft-page-break/>b. <text:s/>c = a + G[E[0]];</text:p>
      <text:p text:style-name="P9"><text:tab/>lw 8, 3, 0</text:p>
      <text:p text:style-name="P9"><text:tab/>add 7, 3, 3</text:p>
      <text:p text:style-name="P6"><text:tab/><text:span text:style-name="T26">lw 3, 3, 0</text:span></text:p>
      <text:p text:style-name="P8"><text:tab/>add 1, 3,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93e1" officeooo:paragraph-rsid="000793e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ECS 370 <text:tab/>HW #1<text:tab/>Michael Ray (mjray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3:43:30.512950124</meta:creation-date>
    <meta:generator>LibreOffice/4.2.7.2$Linux_X86_64 LibreOffice_project/420m0$Build-2</meta:generator>
    <dc:date>2015-01-22T22:42:51.849857576</dc:date>
    <meta:editing-duration>PT2H34M17S</meta:editing-duration>
    <meta:editing-cycles>31</meta:editing-cycles>
    <meta:document-statistic meta:table-count="0" meta:image-count="0" meta:object-count="0" meta:page-count="3" meta:paragraph-count="95" meta:word-count="529" meta:character-count="2170" meta:non-whitespace-character-count="1587"/>
  </office:meta>
</office:document-meta>
</file>